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 style:list-style-name="L1">
      <style:graphic-properties draw:stroke="none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none" draw:fill-color="#ffff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9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0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1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2" style:family="graphic" style:parent-style-name="standard" style:list-style-name="L1">
      <style:graphic-properties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3" style:family="graphic" style:parent-style-name="standard" style:list-style-name="L1">
      <style:graphic-properties draw:stroke="none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none" draw:fill-color="#ffff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dash" draw:stroke-dash="Ultrafine_20_2_20_Dots_20_3_20_Dashes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letter-spacing="normal" fo:language="fr" fo:country="FR" fo:font-style="normal" fo:text-shadow="none" style:text-underline-style="none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2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id="id1" draw:layer="layout" svg:width="1.5cm" svg:height="1cm" svg:x="0.1cm" svg:y="0.914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2" draw:layer="layout" draw:type="curve" draw:line-skew="0.174cm" svg:x1="0.264cm" svg:y1="0.248cm" svg:x2="0.85cm" svg:y2="0.914cm" draw:end-shape="id1" draw:end-glue-point="0">
            <text:p text:style-name="P8"/>
          </draw:connector>
          <draw:custom-shape draw:style-name="gr3" draw:text-style-name="P1" draw:id="id2" draw:layer="layout" svg:width="1.5cm" svg:height="1cm" svg:x="0.1cm" svg:y="3.414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0.85cm" svg:y1="1.914cm" svg:x2="0.85cm" svg:y2="3.414cm" draw:start-shape="id1" draw:start-glue-point="2" draw:end-shape="id2" draw:end-glue-point="0">
            <text:p text:style-name="P8"/>
          </draw:connector>
          <draw:g draw:id="id3">
            <draw:custom-shape draw:style-name="gr5" draw:text-style-name="P1" draw:layer="layout" svg:width="1.5cm" svg:height="1cm" svg:x="0.1cm" svg:y="5.914cm">
              <text:p text:style-name="P8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1.3cm" svg:height="0.8cm" svg:x="0.2cm" svg:y="6.014cm">
              <text:p text:style-name="P8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7" draw:text-style-name="P2" draw:layer="layout" draw:type="line" svg:x1="0.85cm" svg:y1="4.414cm" svg:x2="0.85cm" svg:y2="5.914cm" draw:start-shape="id2" draw:start-glue-point="2" draw:end-shape="id3" draw:end-glue-point="0">
            <text:p text:style-name="P8"/>
          </draw:connector>
          <draw:frame draw:style-name="gr8" draw:layer="layout" svg:width="4.446cm" svg:height="0.629cm" svg:x="0.9cm" svg:y="2.35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8" draw:layer="layout" svg:width="4.916cm" svg:height="0.564cm" svg:x="0.9cm" svg:y="4.8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9" draw:text-style-name="P4" draw:layer="layout" svg:width="3.008cm" svg:height="0.738cm" svg:x="1.1cm" svg:y="-0.086cm">
            <draw:text-box>
              <text:p text:style-name="P3"><text:span text:style-name="T1">P1 (delivery)</text:span></text:p>
            </draw:text-box>
          </draw:frame>
        </draw:g>
        <draw:g>
          <draw:custom-shape draw:style-name="gr10" draw:text-style-name="P1" draw:id="id4" draw:layer="layout" svg:width="1.5cm" svg:height="1cm" svg:x="13.192cm" svg:y="0.914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draw:type="curve" draw:line-skew="0.137cm" svg:x1="13.192cm" svg:y1="0.118cm" svg:x2="13.942cm" svg:y2="0.914cm" draw:end-shape="id4" draw:end-glue-point="0">
            <text:p text:style-name="P8"/>
          </draw:connector>
          <draw:custom-shape draw:style-name="gr12" draw:text-style-name="P1" draw:id="id5" draw:layer="layout" svg:width="1.5cm" svg:height="1cm" svg:x="10.692cm" svg:y="3.414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8">
            <draw:custom-shape draw:style-name="gr13" draw:text-style-name="P1" draw:layer="layout" svg:width="1.5cm" svg:height="1cm" svg:x="10.692cm" svg:y="5.914cm">
              <text:p text:style-name="P8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" draw:layer="layout" svg:width="1.3cm" svg:height="0.8cm" svg:x="10.792cm" svg:y="6.014cm">
              <text:p text:style-name="P8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5" draw:text-style-name="P1" draw:id="id6" draw:layer="layout" svg:width="1.5cm" svg:height="1cm" svg:x="15.692cm" svg:y="3.414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id="id7">
            <draw:custom-shape draw:style-name="gr16" draw:text-style-name="P1" draw:layer="layout" svg:width="1.5cm" svg:height="1cm" svg:x="15.692cm" svg:y="5.914cm">
              <text:p text:style-name="P8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1.3cm" svg:height="0.8cm" svg:x="15.792cm" svg:y="6.014cm">
              <text:p text:style-name="P8"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18" draw:text-style-name="P2" draw:layer="layout" draw:type="curve" svg:x1="13.942cm" svg:y1="1.914cm" svg:x2="11.442cm" svg:y2="3.414cm" draw:start-shape="id4" draw:start-glue-point="2" draw:end-shape="id5" draw:end-glue-point="0">
            <text:p text:style-name="P8"/>
          </draw:connector>
          <draw:connector draw:style-name="gr19" draw:text-style-name="P2" draw:layer="layout" draw:type="curve" svg:x1="13.942cm" svg:y1="1.914cm" svg:x2="16.442cm" svg:y2="3.414cm" draw:start-shape="id4" draw:start-glue-point="2" draw:end-shape="id6" draw:end-glue-point="0">
            <text:p text:style-name="P8"/>
          </draw:connector>
          <draw:connector draw:style-name="gr20" draw:text-style-name="P2" draw:layer="layout" draw:type="curve" svg:x1="16.442cm" svg:y1="4.414cm" svg:x2="16.442cm" svg:y2="5.914cm" draw:start-shape="id6" draw:start-glue-point="2" draw:end-shape="id7" draw:end-glue-point="0">
            <text:p text:style-name="P8"/>
          </draw:connector>
          <draw:connector draw:style-name="gr21" draw:text-style-name="P2" draw:layer="layout" draw:type="curve" svg:x1="11.442cm" svg:y1="4.414cm" svg:x2="11.442cm" svg:y2="5.914cm" draw:start-shape="id5" draw:start-glue-point="2" draw:end-shape="id8" draw:end-glue-point="0">
            <text:p text:style-name="P8"/>
          </draw:connector>
          <draw:connector draw:style-name="gr22" draw:text-style-name="P2" draw:layer="layout" draw:type="curve" svg:x1="15.692cm" svg:y1="6.414cm" svg:x2="12.192cm" svg:y2="3.914cm" draw:start-shape="id7" draw:start-glue-point="3" draw:end-shape="id5">
            <text:p text:style-name="P8"/>
          </draw:connector>
          <draw:frame draw:style-name="gr8" draw:layer="layout" svg:width="4.633cm" svg:height="0.564cm" svg:x="8.792cm" svg:y="2.0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8" draw:layer="layout" svg:width="3.997cm" svg:height="1.081cm" svg:x="7.395cm" svg:y="4.63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8" draw:layer="layout" svg:width="3.907cm" svg:height="0.564cm" svg:x="14.585cm" svg:y="2.05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8" draw:layer="layout" svg:width="3.476cm" svg:height="0.564cm" svg:x="16.492cm" svg:y="4.8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8" draw:layer="layout" svg:width="3.767cm" svg:height="1.081cm" svg:x="12.225cm" svg:y="4.414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23" draw:text-style-name="P4" draw:layer="layout" svg:width="3.681cm" svg:height="0.738cm" svg:x="14.192cm" svg:y="-0.086cm">
            <draw:text-box>
              <text:p text:style-name="P3"><text:span text:style-name="T1">P2 (accounting)</text:span></text:p>
            </draw:text-box>
          </draw:frame>
        </draw:g>
        <draw:custom-shape draw:style-name="gr24" draw:text-style-name="P5" draw:id="id9" draw:layer="layout" svg:width="1.5cm" svg:height="1cm" svg:x="12.868cm" svg:y="9.421cm">
          <text:p text:style-name="P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id="id10" draw:layer="layout" svg:width="1.5cm" svg:height="1cm" svg:x="12.868cm" svg:y="12.421cm">
          <text:p text:style-name="P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id="id12" draw:layer="layout" svg:width="1.5cm" svg:height="1cm" svg:x="12.868cm" svg:y="15.421cm">
          <text:p text:style-name="P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1">
          <draw:custom-shape draw:style-name="gr25" draw:text-style-name="P6" draw:layer="layout" svg:width="1.5cm" svg:height="1cm" svg:x="18.368cm" svg:y="12.421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6" draw:layer="layout" svg:width="1.3cm" svg:height="0.8cm" svg:x="18.468cm" svg:y="12.521cm">
            <text:p text:style-name="P8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4" draw:text-style-name="P5" draw:id="id14" draw:layer="layout" svg:width="1.5cm" svg:height="1cm" svg:x="12.868cm" svg:y="18.921cm">
          <text:p text:style-name="P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3">
          <draw:custom-shape draw:style-name="gr27" draw:text-style-name="P6" draw:layer="layout" svg:width="1.5cm" svg:height="1cm" svg:x="18.368cm" svg:y="16.921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6" draw:layer="layout" svg:width="1.3cm" svg:height="0.8cm" svg:x="18.468cm" svg:y="17.021cm">
            <text:p text:style-name="P8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5">
          <draw:custom-shape draw:style-name="gr29" draw:text-style-name="P6" draw:layer="layout" svg:width="1.5cm" svg:height="1cm" svg:x="18.368cm" svg:y="18.921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6" draw:layer="layout" svg:width="1.3cm" svg:height="0.8cm" svg:x="18.468cm" svg:y="19.021cm">
            <text:p text:style-name="P8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1" draw:text-style-name="P7" draw:layer="layout" draw:type="curve" svg:x1="13.618cm" svg:y1="10.421cm" svg:x2="13.618cm" svg:y2="12.421cm" draw:start-shape="id9" draw:start-glue-point="2" draw:end-shape="id10" draw:end-glue-point="0">
          <text:p text:style-name="P8"/>
        </draw:connector>
        <draw:connector draw:style-name="gr31" draw:text-style-name="P7" draw:layer="layout" draw:type="curve" svg:x1="14.368cm" svg:y1="12.921cm" svg:x2="18.368cm" svg:y2="12.921cm" draw:start-shape="id10" draw:start-glue-point="1" draw:end-shape="id11" draw:end-glue-point="3">
          <text:p text:style-name="P8"/>
        </draw:connector>
        <draw:connector draw:style-name="gr31" draw:text-style-name="P7" draw:layer="layout" draw:type="curve" svg:x1="13.618cm" svg:y1="13.421cm" svg:x2="13.618cm" svg:y2="15.421cm" draw:start-shape="id10" draw:start-glue-point="2" draw:end-shape="id12" draw:end-glue-point="0">
          <text:p text:style-name="P8"/>
        </draw:connector>
        <draw:connector draw:style-name="gr31" draw:text-style-name="P7" draw:layer="layout" draw:type="curve" svg:x1="14.368cm" svg:y1="15.921cm" svg:x2="19.118cm" svg:y2="13.421cm" draw:start-shape="id12" draw:start-glue-point="1" draw:end-shape="id11" draw:end-glue-point="2">
          <text:p text:style-name="P8"/>
        </draw:connector>
        <draw:connector draw:style-name="gr32" draw:text-style-name="P7" draw:layer="layout" draw:type="curve" svg:x1="13.618cm" svg:y1="16.421cm" svg:x2="18.368cm" svg:y2="17.421cm" draw:start-shape="id12" draw:start-glue-point="2" draw:end-shape="id13" draw:end-glue-point="3">
          <text:p text:style-name="P8"/>
        </draw:connector>
        <draw:connector draw:style-name="gr31" draw:text-style-name="P7" draw:layer="layout" draw:type="curve" svg:x1="13.618cm" svg:y1="16.421cm" svg:x2="13.618cm" svg:y2="18.921cm" draw:start-shape="id12" draw:start-glue-point="2" draw:end-shape="id14" draw:end-glue-point="0">
          <text:p text:style-name="P8"/>
        </draw:connector>
        <draw:connector draw:style-name="gr31" draw:text-style-name="P7" draw:layer="layout" draw:type="curve" svg:x1="14.368cm" svg:y1="19.421cm" svg:x2="18.368cm" svg:y2="19.421cm" draw:start-shape="id14" draw:start-glue-point="1" draw:end-shape="id15" draw:end-glue-point="3">
          <text:p text:style-name="P8"/>
        </draw:connector>
        <draw:frame draw:style-name="gr8" draw:layer="layout" svg:width="3.575cm" svg:height="1.081cm" svg:x="9.968cm" svg:y="10.8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g draw:id="id16">
          <draw:custom-shape draw:style-name="gr33" draw:text-style-name="P6" draw:layer="layout" svg:width="1.5cm" svg:height="1cm" svg:x="18.368cm" svg:y="9.421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6" draw:layer="layout" svg:width="1.3cm" svg:height="0.8cm" svg:x="18.468cm" svg:y="9.521cm">
            <text:p text:style-name="P8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1" draw:text-style-name="P7" draw:layer="layout" draw:type="curve" draw:line-skew="-1.501cm" svg:x1="14.368cm" svg:y1="12.921cm" svg:x2="18.368cm" svg:y2="9.921cm" draw:start-shape="id10" draw:start-glue-point="1" draw:end-shape="id16" draw:end-glue-point="3">
          <text:p text:style-name="P8"/>
        </draw:connector>
        <draw:connector draw:style-name="gr31" draw:text-style-name="P7" draw:layer="layout" draw:type="curve" draw:line-skew="0.273cm" svg:x1="12.868cm" svg:y1="8.625cm" svg:x2="13.618cm" svg:y2="9.421cm" draw:end-shape="id9" draw:end-glue-point="0">
          <text:p text:style-name="P8"/>
        </draw:connector>
        <draw:frame draw:style-name="gr8" draw:layer="layout" svg:width="4.039cm" svg:height="0.563cm" svg:x="15.168cm" svg:y="10.85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layer="layout" svg:width="3.482cm" svg:height="0.563cm" svg:x="14.686cm" svg:y="12.25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layer="layout" svg:width="2.59cm" svg:height="1.081cm" svg:x="10.978cm" svg:y="13.7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layer="layout" svg:width="2.778cm" svg:height="0.563cm" svg:x="15.722cm" svg:y="13.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layer="layout" svg:width="2.727cm" svg:height="0.562cm" svg:x="10.973cm" svg:y="17.03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8" draw:layer="layout" svg:width="4.018cm" svg:height="1.147cm" svg:x="14.404cm" svg:y="16.12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layer="layout" svg:width="4.039cm" svg:height="0.563cm" svg:x="14.368cm" svg:y="18.658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5" draw:text-style-name="P9" draw:layer="layout" svg:width="3.33cm" svg:height="0.738cm" svg:x="14.055cm" svg:y="8.421cm">
          <draw:text-box>
            <text:p text:style-name="P8"><text:span text:style-name="T2">P4 (customer)</text:span></text:p>
          </draw:text-box>
        </draw:frame>
        <draw:custom-shape draw:style-name="gr24" draw:text-style-name="P5" draw:id="id17" draw:layer="layout" svg:width="1.5cm" svg:height="1cm" svg:x="0.1cm" svg:y="9.421cm">
          <text:p text:style-name="P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7" draw:layer="layout" draw:type="curve" draw:line-skew="0.137cm" svg:x1="0.1cm" svg:y1="8.625cm" svg:x2="0.85cm" svg:y2="9.421cm" draw:end-shape="id17" draw:end-glue-point="0">
          <text:p text:style-name="P8"/>
        </draw:connector>
        <draw:custom-shape draw:style-name="gr24" draw:text-style-name="P5" draw:id="id18" draw:layer="layout" svg:width="1.5cm" svg:height="1cm" svg:x="0.1cm" svg:y="11.921cm">
          <text:p text:style-name="P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0">
          <draw:custom-shape draw:style-name="gr36" draw:text-style-name="P6" draw:layer="layout" svg:width="1.5cm" svg:height="1cm" svg:x="0.1cm" svg:y="18.921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6" draw:layer="layout" svg:width="1.3cm" svg:height="0.8cm" svg:x="0.2cm" svg:y="19.021cm">
            <text:p text:style-name="P8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4" draw:text-style-name="P5" draw:id="id21" draw:layer="layout" svg:width="1.5cm" svg:height="1cm" svg:x="6.998cm" svg:y="14.806cm">
          <text:p text:style-name="P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7" draw:layer="layout" draw:type="curve" svg:x1="0.85cm" svg:y1="10.421cm" svg:x2="0.85cm" svg:y2="11.921cm" draw:start-shape="id17" draw:start-glue-point="2" draw:end-shape="id18" draw:end-glue-point="0">
          <text:p text:style-name="P8"/>
        </draw:connector>
        <draw:connector draw:style-name="gr31" draw:text-style-name="P7" draw:layer="layout" draw:type="curve" svg:x1="0.85cm" svg:y1="12.921cm" svg:x2="0.85cm" svg:y2="14.806cm" draw:start-shape="id18" draw:start-glue-point="2">
          <text:p text:style-name="P8"/>
        </draw:connector>
        <draw:connector draw:style-name="gr31" draw:text-style-name="P7" draw:layer="layout" draw:type="curve" svg:x1="0.85cm" svg:y1="15.806cm" svg:x2="0.85cm" svg:y2="18.921cm" draw:start-shape="id19" draw:start-glue-point="2" draw:end-shape="id20" draw:end-glue-point="0">
          <text:p text:style-name="P8"/>
        </draw:connector>
        <draw:frame draw:style-name="gr8" draw:layer="layout" svg:width="5.079cm" svg:height="0.564cm" svg:x="0.9cm" svg:y="10.75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layer="layout" svg:width="5.327cm" svg:height="0.564cm" svg:x="0.9cm" svg:y="13.65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31" draw:text-style-name="P7" draw:layer="layout" draw:type="curve" svg:x1="1.6cm" svg:y1="15.306cm" svg:x2="6.998cm" svg:y2="15.306cm" draw:start-shape="id19" draw:start-glue-point="1" draw:end-shape="id21">
          <text:p text:style-name="P8"/>
        </draw:connector>
        <draw:frame draw:style-name="gr8" draw:layer="layout" svg:width="4.757cm" svg:height="0.564cm" svg:x="1.663cm" svg:y="14.67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layer="layout" svg:width="5.002cm" svg:height="0.563cm" svg:x="2.769cm" svg:y="16.1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layer="layout" svg:width="3.865cm" svg:height="0.576cm" svg:x="3.906cm" svg:y="16.83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layer="layout" svg:width="3.606cm" svg:height="0.563cm" svg:x="0.943cm" svg:y="17.94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5" draw:text-style-name="P9" draw:layer="layout" svg:width="3.647cm" svg:height="0.738cm" svg:x="1.1cm" svg:y="8.421cm">
          <draw:text-box>
            <text:p text:style-name="P8"><text:span text:style-name="T2">P3 (warehouse)</text:span></text:p>
          </draw:text-box>
        </draw:frame>
        <draw:g draw:id="id22">
          <draw:custom-shape draw:style-name="gr38" draw:text-style-name="P6" draw:layer="layout" svg:width="1.5cm" svg:height="1cm" svg:x="6.998cm" svg:y="9.421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6" draw:layer="layout" svg:width="1.3cm" svg:height="0.8cm" svg:x="7.098cm" svg:y="9.521cm">
            <text:p text:style-name="P8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2" draw:text-style-name="P7" draw:layer="layout" draw:type="curve" svg:x1="7.748cm" svg:y1="14.806cm" svg:x2="7.748cm" svg:y2="10.421cm" draw:start-shape="id21" draw:end-shape="id22">
          <text:p text:style-name="P8"/>
        </draw:connector>
        <draw:frame draw:style-name="gr8" draw:layer="layout" svg:width="3.962cm" svg:height="0.576cm" svg:x="3.802cm" svg:y="12.213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layer="layout" svg:width="2.434cm" svg:height="0.563cm" svg:x="5.33cm" svg:y="11.693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8" draw:layer="layout" svg:width="3.865cm" svg:height="0.576cm" svg:x="14.635cm" svg:y="14.52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8" draw:layer="layout" svg:width="3.865cm" svg:height="0.576cm" svg:x="9.835cm" svg:y="17.7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layer="layout" svg:width="3.606cm" svg:height="0.563cm" svg:x="2.615cm" svg:y="18.89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g draw:id="id19">
          <draw:custom-shape draw:style-name="gr40" draw:text-style-name="P6" draw:layer="layout" svg:width="1.5cm" svg:height="1cm" svg:x="0.1cm" svg:y="14.806cm">
            <text:p text:style-name="P8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6" draw:layer="layout" svg:width="1.3cm" svg:height="0.8cm" svg:x="0.2cm" svg:y="14.906cm">
            <text:p text:style-name="P8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4" draw:text-style-name="P5" draw:id="id23" draw:layer="layout" svg:width="1.5cm" svg:height="1cm" svg:x="6.998cm" svg:y="18.921cm">
          <text:p text:style-name="P8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7" draw:layer="layout" draw:type="curve" svg:x1="7.748cm" svg:y1="15.806cm" svg:x2="7.748cm" svg:y2="18.921cm" draw:start-shape="id21" draw:start-glue-point="2" draw:end-shape="id23">
          <text:p text:style-name="P8"/>
        </draw:connector>
        <draw:connector draw:style-name="gr31" draw:text-style-name="P7" draw:layer="layout" draw:type="curve" svg:x1="6.998cm" svg:y1="19.421cm" svg:x2="1.6cm" svg:y2="19.421cm" draw:start-shape="id23" draw:start-glue-point="3" draw:end-shape="id20" draw:end-glue-point="1">
          <text:p text:style-name="P8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ght_20_gray" draw:display-name="Light gray" draw:style="linear" draw:start-color="#ffffff" draw:end-color="#e6e6e6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6-04-21T08:15:04</meta:creation-date>
    <dc:creator>Julien Ponge</dc:creator>
    <dc:date>2008-04-13T19:44:01</dc:date>
    <meta:print-date>2007-03-22T18:01:00</meta:print-date>
    <dc:language>fr-FR</dc:language>
    <meta:editing-cycles>60</meta:editing-cycles>
    <meta:editing-duration>PT5H6M37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 math:fontstyle="italic">shipmentRequest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:~shipmentRequest({}-{}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/>
      <math:mi math:fontstyle="italic">availabilityResponse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2:~availabilityResponse({}+{}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:</math:mi>
      <math:mi/>
      <math:mi math:fontstyle="italic">purchaseRequest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3:~purchaseRequest({}-{}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4</math:mn>
      </math:msub>
      <math:mi>:</math:mi>
      <math:mi/>
      <math:mi math:fontstyle="italic">purchaseResponse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4:~purchaseResponse({}+{}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3</math:mn>
          </math:msub>
          <math:mo math:stretchy="false">&lt;</math:mo>
          <math:mn>48h</math:mn>
        </math:mrow>
        <math:mo math:stretchy="false">)</math:mo>
      </math:mrow>
    </math:mrow>
    <math:annotation math:encoding="StarMath 5.0">nitalic {C-Invoke}(T_3 &lt; 48h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5</math:mn>
      </math:msub>
      <math:mi>:</math:mi>
      <math:mi/>
      <math:mi math:fontstyle="italic">takeGoods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5:~takeGoods({}-{}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/>
      <math:mi math:fontstyle="italic">poProcessed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2:~poProcessed({}-{}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:</math:mi>
      <math:mi/>
      <math:mi math:fontstyle="italic">poCancel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3:~poCancel({}-{}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4</math:mn>
            </math:msub>
            <math:mi>:</math:mi>
          </math:mrow>
        </math:mrow>
      </math:mtr>
      <math:mtr>
        <math:mrow>
          <math:mi math:fontstyle="italic">loanOffer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</math:mrow>
      </math:mtr>
    </math:mtable>
    <math:annotation math:encoding="StarMath 5.0">alignr T_4: newline loanOffer({}-{}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5</math:mn>
      </math:msub>
      <math:mi>:</math:mi>
      <math:mi/>
      <math:mi math:fontstyle="italic">reject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5:~reject({}+{}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n>6</math:mn>
        </math:msub>
        <math:mi>:</math:mi>
        <math:mi math:fontstyle="italic">accept</math:mi>
        <math:mrow>
          <math:mo math:stretchy="false">(</math:mo>
          <math:mrow>
            <math:mrow/>
            <math:mo math:stretchy="false">+</math:mo>
            <math:mrow/>
          </math:mrow>
          <math:mo math:stretchy="false">)</math:mo>
        </math:mrow>
      </math:mrow>
    </math:mrow>
    <math:annotation math:encoding="StarMath 5.0">alignr T_6: accept({}+{}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/>
      <math:mi math:fontstyle="italic">shipmentResponse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2:~shipmentResponse({}+{}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7</math:mn>
          </math:msub>
          <math:mi>:</math:mi>
          <math:mi/>
          <math:mi math:fontstyle="italic">expiration</math:mi>
        </math:mrow>
      </math:mtr>
      <math:mtr>
        <math:mrow>
          <math:mstyle math:fontstyle="normal">
            <math:mrow>
              <math:mrow>
                <math:mi math:fontstyle="normal">M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sub>
                <math:mi>T</math:mi>
                <math:mn>4</math:mn>
              </math:msub>
              <math:mo math:stretchy="false">=</math:mo>
              <math:mn>72h</math:mn>
            </math:mrow>
            <math:mo math:stretchy="false">)</math:mo>
          </math:mrow>
        </math:mrow>
      </math:mtr>
    </math:mtable>
    <math:annotation math:encoding="StarMath 5.0">T_7:~expiration newline
nitalic {M-Invoke}(T_4 = 72h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8</math:mn>
      </math:msub>
      <math:mi>:</math:mi>
      <math:mi/>
      <math:mi math:fontstyle="italic">poProcessed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8:~poProcessed({}-{}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M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3</math:mn>
          </math:msub>
          <math:mo math:stretchy="false">=</math:mo>
          <math:mn>48h</math:mn>
        </math:mrow>
        <math:mo math:stretchy="false">)</math:mo>
      </math:mrow>
    </math:mrow>
    <math:annotation math:encoding="StarMath 5.0">nitalic {M-Invoke}(T_3 = 48h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6</math:mn>
      </math:msub>
      <math:mi>:</math:mi>
      <math:mi/>
      <math:mi math:fontstyle="italic">too</math:mi>
      <math:mi math:fontstyle="italic">long</math:mi>
    </math:mrow>
    <math:annotation math:encoding="StarMath 5.0">T_6:~too long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4</math:mn>
          </math:msub>
          <math:mo math:stretchy="false">&lt;</math:mo>
          <math:mn>72h</math:mn>
        </math:mrow>
        <math:mo math:stretchy="false">)</math:mo>
      </math:mrow>
    </math:mrow>
    <math:annotation math:encoding="StarMath 5.0">nitalic {C-Invoke}(T_4 &lt; 72h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4</math:mn>
          </math:msub>
          <math:mo math:stretchy="false">&lt;</math:mo>
          <math:mn>72h</math:mn>
        </math:mrow>
        <math:mo math:stretchy="false">)</math:mo>
      </math:mrow>
    </math:mrow>
    <math:annotation math:encoding="StarMath 5.0">nitalic {C-Invoke}(T_4 &lt; 72h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7</math:mn>
      </math:msub>
      <math:mi>:</math:mi>
      <math:mi/>
      <math:mi math:fontstyle="italic">takeGoods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7:~takeGoods({}-{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 math:fontstyle="italic">paymentRequest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:~paymentRequest({}-{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2</math:mn>
            </math:msub>
            <math:mi>:</math:mi>
          </math:mrow>
        </math:mrow>
      </math:mtr>
      <math:mtr>
        <math:mrow>
          <math:mi math:fontstyle="italic">paymentResponse</math:mi>
          <math:mrow>
            <math:mo math:stretchy="false">(</math:mo>
            <math:mrow>
              <math:mrow/>
              <math:mo math:stretchy="false">+</math:mo>
              <math:mrow/>
            </math:mrow>
            <math:mo math:stretchy="false">)</math:mo>
          </math:mrow>
        </math:mrow>
      </math:mtr>
    </math:mtable>
    <math:annotation math:encoding="StarMath 5.0">alignr
T_2: newline paymentResponse({}+{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:</math:mi>
      <math:mi/>
      <math:mi math:fontstyle="italic">loanRequest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3:~loanRequest({}-{}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1</math:mn>
            </math:msub>
            <math:mi>:</math:mi>
          </math:mrow>
        </math:mrow>
      </math:mtr>
      <math:mtr>
        <math:mrow>
          <math:mi math:fontstyle="italic">purchaseOrder</math:mi>
          <math:mrow>
            <math:mo math:stretchy="false">(</math:mo>
            <math:mrow>
              <math:mrow/>
              <math:mo math:stretchy="false">+</math:mo>
              <math:mrow/>
            </math:mrow>
            <math:mo math:stretchy="false">)</math:mo>
          </math:mrow>
        </math:mrow>
      </math:mtr>
    </math:mtable>
    <math:annotation math:encoding="StarMath 5.0">alignr T_1: newline purchaseOrder({}+{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4</math:mn>
      </math:msub>
      <math:mi>:</math:mi>
      <math:mi/>
      <math:mi math:fontstyle="italic">loanOffer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4:~loanOffer({}+{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5</math:mn>
            </math:msub>
            <math:mi>:</math:mi>
          </math:mrow>
        </math:mrow>
      </math:mtr>
      <math:mtr>
        <math:mrow>
          <math:mi math:fontstyle="italic">paymentRequest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</math:mrow>
      </math:mtr>
    </math:mtable>
    <math:annotation math:encoding="StarMath 5.0">alignl
T_5:
newline
paymentRequest({}-{}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 math:fontstyle="italic">availabilityRequest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:~availabilityRequest({}-{})</math:annotation>
  </math:semantics>
</math:math>
</file>